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/>
    </style:style>
    <style:style style:name="P2" style:family="paragraph" style:parent-style-name="Standard">
      <style:paragraph-properties fo:margin-top="0in" fo:margin-bottom="0.139in" loext:contextual-spacing="false" fo:line-height="115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fo:color="#0000ff" style:font-name="Calibri1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Calibri1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Ex4_4----</text:p>
      <text:p text:style-name="P2">Objective: <text:s/>Cracking static files</text:p>
      <text:p text:style-name="P2"/>
      <text:p text:style-name="P2">Prereqs: </text:p>
      <text:p text:style-name="P2"><text:tab/>Zipfile</text:p>
      <text:p text:style-name="P2"><text:tab/>Catching runtime errors</text:p>
      <text:p text:style-name="P2"><text:tab/>itertools</text:p>
      <text:p text:style-name="P2"><text:tab/></text:p>
      <text:p text:style-name="P2">Narrative:</text:p>
      <text:p text:style-name="P2"><text:tab/>Brute forcing passwords is typically a last resort when trying to access a system. <text:s/>Unfortunately, there are times when it is the only option. <text:s/>To ease the pain of attempting all possible permutations of a password, dictionary attacks are often employed to try a list of common words and phrases with the hope that the password will be contained within it. <text:s/>Additionally, there is a hybrid password attack that combines a word list with brute force creation of permutations based on that word list. <text:s/>This will find common words with extra numbers and symbols appended to them and password with letter substitution such as seen in l33t speak.</text:p>
      <text:p text:style-name="P2"><text:tab/></text:p>
      <text:p text:style-name="P2">References:</text:p>
      <text:p text:style-name="P2"/>
      <text:p text:style-name="P1"><text:span text:style-name="T1"><text:tab/>D-, B. C. (n.d.). 9.7. itertools — Functions creating iterators for efficient looping¶. Retrieved September 01, 2016, from </text:span><text:a xlink:type="simple" xlink:href="https://docs.python.org/2/library/itertools.html?highlight=itertools#module-itertools" text:style-name="Internet_20_link" text:visited-style-name="Visited_20_Internet_20_Link"><text:span text:style-name="T2">https://docs.python.org/2/library/itertools.html?highlight=itertools#module-itertools</text:span></text:a></text:p>
      <text:p text:style-name="P2"/>
      <text:p text:style-name="P2">Challenge:</text:p>
      <text:p text:style-name="P2"><text:tab/>Given the zip file, create a hybrid dictionary word list based on the attached word list. <text:s/>The password policy for the company this zip file came is shown below:</text:p>
      <text:p text:style-name="P2">Minimum Length - 3 characters</text:p>
      <text:p text:style-name="P2">Maximum Length - 4 characters</text:p>
      <text:p text:style-name="P2">Only lowercase alphabet characters may be used</text:p>
      <text:p text:style-name="P2">Must include at least 1 number</text:p>
      <text:p text:style-name="P2">Must include at least 1 of the following symbols: <text:s text:c="2"/>!@#</text:p>
      <text:p text:style-name="P2"><text:soft-page-break/>No other characters may be included in the password</text:p>
      <text:p text:style-name="P2"/>
      <text:p text:style-name="P2">Figure out the key hidden within the zip file</text:p>
      <text:p text:style-name="P2"/>
      <text:p text:style-name="P2">Data: </text:p>
      <text:p text:style-name="P2"><text:tab/>ex4_4.zip</text:p>
      <text:p text:style-name="P2"/>
      <text:p text:style-name="P2">Hint 1:</text:p>
      <text:p text:style-name="P2"><text:tab/>zipfile</text:p>
      <text:p text:style-name="P2"/>
      <text:p text:style-name="P2">Hint 2 - Walkthrough:</text:p>
      <text:p text:style-name="P2"><text:tab/>Using the python standard library module itertools, it is possible to use the product function to build an iterator that can output every possible combination of a list of characters, including repetitive characters, of a given length. <text:s/>Since we have a min and max length of the password, we can easily construct a loop that can cycle through all of the possible combinations.</text:p>
      <text:p text:style-name="P2"><text:tab/>The zipfile module allows us to interact with zipfiles. <text:s/>After loading up a file, you can attempt to extractall the files within it. <text:s/>At this point, you can enter in a password to try. <text:s/>If an incorrect password is put in, the zipfile module will raise a runtime error that must be caught to allow the program to continue.</text:p>
      <text:p text:style-name="P2"><text:tab/>Using a combination of these two tools, you can put together a program that can try all 2,000,000 possible passwords to crack into the zip f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7T09:27:46.586589310</dc:date>
    <meta:editing-duration>PT9S</meta:editing-duration>
    <meta:editing-cycles>1</meta:editing-cycles>
    <meta:document-statistic meta:table-count="0" meta:image-count="0" meta:object-count="0" meta:page-count="2" meta:paragraph-count="29" meta:word-count="378" meta:character-count="2324" meta:non-whitespace-character-count="1946"/>
    <meta:generator>LibreOffice/5.1.6.1.0$Linux_X86_64 LibreOffice_project/10$Build-1</meta:generator>
  </office:meta>
</office:document-meta>
</file>